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45a9b"/>
    </style:style>
    <style:style style:name="P2" style:family="paragraph" style:parent-style-name="Standard">
      <style:text-properties officeooo:rsid="0015eb84" officeooo:paragraph-rsid="0015eb84" fo:background-color="#fff200"/>
    </style:style>
    <style:style style:name="P3" style:family="paragraph" style:parent-style-name="Standard">
      <style:text-properties officeooo:rsid="00172e7c" officeooo:paragraph-rsid="00172e7c" fo:background-color="#fff200"/>
    </style:style>
    <style:style style:name="P4" style:family="paragraph" style:parent-style-name="Standard">
      <style:text-properties style:text-underline-style="solid" style:text-underline-width="auto" style:text-underline-color="font-color" officeooo:rsid="0015eb84" officeooo:paragraph-rsid="0015eb84" fo:background-color="#fff200"/>
    </style:style>
    <style:style style:name="P5" style:family="paragraph" style:parent-style-name="Standard">
      <style:text-properties officeooo:paragraph-rsid="00172e7c"/>
    </style:style>
    <style:style style:name="P6" style:family="paragraph" style:parent-style-name="Standard">
      <style:text-properties fo:font-style="italic" fo:font-weight="bold" officeooo:rsid="00172e7c" officeooo:paragraph-rsid="00172e7c" fo:background-color="#fff200"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16ee37" style:font-weight-asian="bold" style:font-weight-complex="bold"/>
    </style:style>
    <style:style style:name="T3" style:family="text">
      <style:text-properties fo:font-weight="bold" officeooo:rsid="0016ee37" fo:background-color="#faa61a" loext:char-shading-value="0" style:font-weight-asian="bold" style:font-weight-complex="bold"/>
    </style:style>
    <style:style style:name="T4" style:family="text">
      <style:text-properties fo:font-weight="bold" officeooo:rsid="0016ee37" fo:background-color="#faa61a" loext:char-shading-value="0"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officeooo:rsid="00145a9b"/>
    </style:style>
    <style:style style:name="T9" style:family="text">
      <style:text-properties fo:color="#ce181e" fo:font-weight="bold" officeooo:rsid="00145a9b"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fo:font-style="italic" officeooo:rsid="0016ee37" fo:background-color="#fff200" loext:char-shading-value="0" style:font-style-asian="italic" style:font-style-complex="italic"/>
    </style:style>
    <style:style style:name="T14" style:family="text">
      <style:text-properties fo:font-style="italic" officeooo:rsid="0016ee37" fo:background-color="#cccccc" loext:char-shading-value="0" style:font-style-asian="italic" style:font-style-complex="italic"/>
    </style:style>
    <style:style style:name="T15" style:family="text">
      <style:text-properties officeooo:rsid="0016ee37" fo:background-color="#fff200" loext:char-shading-value="0"/>
    </style:style>
    <style:style style:name="T16" style:family="text">
      <style:text-properties officeooo:rsid="0016ee37" fo:background-color="#fff200" loext:char-shading-value="0"/>
    </style:style>
    <style:style style:name="T17" style:family="text">
      <style:text-properties officeooo:rsid="0016ee37"/>
    </style:style>
    <style:style style:name="T18" style:family="text">
      <style:text-properties fo:background-color="#faa61a" loext:char-shading-value="0"/>
    </style:style>
    <style:style style:name="T19" style:family="text">
      <style:text-properties fo:background-color="#faa61a"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llo Herr Kamble,</text:p>
      <text:p text:style-name="Standard"/>
      <text:p text:style-name="P1">danke für die korrigierten Tabellen. Es stimmt, wir können die Verbrauchsdaten nicht nach 1-2 FH und MFH differenzieren. </text:p>
      <text:p text:style-name="P1"/>
      <text:p text:style-name="P4">Much bigger Wärme consumption at the cost of erdgas</text:p>
      <text:p text:style-name="P1"/>
      <text:p text:style-name="P1">Bezogen auf Gas und Fernwärme sollten sie in Summe allerdings sehr verlässlich sein - außer einer hoffentlich kleinen Unschärfe bei der Abgrenzung von Wohnhäusern zum Kleingewerbe (insbesondere bei gemischt genutzten MFH). <text:span text:style-name="T1">Danach ist der starke Anstieg des Fernwärmeverbrauchs (zu großen Teilen auch auf Kosten von Erdgas) nicht plausibel.</text:span> Nach den Versorgerdaten <text:span text:style-name="T8">(</text:span><text:span text:style-name="T9">is this the data which he has?</text:span><text:span text:style-name="T8">)</text:span> schwankt das <text:span text:style-name="T5">Verhältnis zwischen Fernwärme und Gas</text:span> (ohne einheitlichen Trend) <text:span text:style-name="T5">zwischen 55 und 60%. Dieser Wert wird in Ihren Daten 2012 erreicht, </text:span><text:span text:style-name="T6">danach steigt er weiter deutlich.</text:span> Die Differenz wäre zu erklären, wenn man einmal unterstellt, <text:span text:style-name="T5">da</text:span><text:span text:style-name="T12">ss die CO2-Online-Nutzer (insbesondere die Mieter)  nicht zuverlässig zwischen Fernwärme und einer Heizzentrale (Nahwärme, Blockheizung oder auch nur für das MFH) unterscheiden können.</text:span> <text:span text:style-name="T5">Bei den 1-2 FH liegt der Anteil von " Wärme"mit 8%</text:span> zwar niedriger als bei den MFH, erscheint mir aber für echte Fernwärme immer noch deutlich zu hoch <text:span text:style-name="T17">(</text:span><text:span text:style-name="T14">does he know or is it just a hunch? He doenst have data split by gtype after all</text:span><text:span text:style-name="T17">)</text:span>.</text:p>
      <text:p text:style-name="Standard"/>
      <text:p text:style-name="Standard"/>
      <text:p text:style-name="P2">Too less Öl verbrauch compared to data from Schornsteinfeger</text:p>
      <text:p text:style-name="Standard"/>
      <text:p text:style-name="P5">Auf jeden Fall scheinen nach Ihren Daten - sofern sie wirklich repräsentativ sind - <text:span text:style-name="T1">die aus den Schornsteinfegerdaten abgeleiteten  Ölverbräuche erheblich zu niedrig zu liegen </text:span><text:span text:style-name="T4">(2018 shows about 24%)</text:span><text:span text:style-name="T1">.</text:span> </text:p>
      <text:p text:style-name="P5"/>
      <text:p text:style-name="P3">Öl/(FW+Gas): doppelt so hohen Heizöl-Anteil wie in der 2015er Bilanz für Braunschweig. - <text:span text:style-name="T11">is this not a contradiction? Above he mentioned that Öl verbrauch is too less.</text:span></text:p>
      <text:p text:style-name="P5">Wenn man Ihre Daten nur hinsichtlich des Verhältnisses Heizöl / Summe (FW+Gas) interpretiert, kommt man zu einem etwa doppelt so hohen Heizöl-Anteil wie in der 2015er Bilanz für Braunschweig.</text:p>
      <text:p text:style-name="Standard"/>
      <text:p text:style-name="Standard"/>
      <text:p text:style-name="P6">What is EVU?- <text:span text:style-name="T7">he‘s also saying that Stromanteil is perceptibly higher</text:span></text:p>
      <text:p text:style-name="Standard">Bezüglich des (im Vergleich zu den <text:span text:style-name="T1">EVU</text:span>-Daten) ebenfalls <text:span text:style-name="T1">spürbar höheren Stromanteils</text:span> noch eine Frage: <text:span text:style-name="T19">sind das nur Nachtspeicherheizungen oder ist da auch der elektrische Warmwasserverbrauch enthalten?</text:span></text:p>
      <text:p text:style-name="Standard"/>
      <text:p text:style-name="Standard"/>
      <text:p text:style-name="Standard"><text:span text:style-name="T19">Schließlich noch einmal die Frage nach Daten zu energetischen Sanierungen. Die Energieträger-Anteile stammen, wenn ich das richtig verstanden habe, aus dem Energiesparkonto. Wie sieht es mit dem  Sanierungsratgeber  aus? Lassen sich daraus (falls er nicht im Energiesparkonto integriert ist)  halbwegs verlässliche Daten zur energetischen Sanierungsrate und -Tiefe ableiten, vielleicht sogar zur dadurch realisierten Heizenergieeinsparung?</text:span> Das wäre tendenziell noch spannender als die Entwicklung der Heizölanteile.</text:p>
      <text:p text:style-name="Standard"/>
      <text:p text:style-name="Standard">Ich hänge Ihnen noch die Zensusdaten für Braunschweig an, vielleicht sind die für Sie auch noch nützlich, obwohl sie leider keine Aussagen zum Energieträger enthalten - außer zu Fernwärme (vermutlich mit den gleichen begrifflichen Unschärfen wie im Energiesparkonto)</text:p>
      <text:p text:style-name="Standard"/>
      <text:p text:style-name="Standard">Mit freundlichen Grüßen</text:p>
      <text:p text:style-name="Standard"><text:soft-page-break/><text:line-break/>Dedo v. Krosigk<text:line-break/>e4-Consult<text:line-break/>Klewergarten 1<text:line-break/>30449 Hannove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9:50:13.565566623</meta:creation-date>
    <dc:date>2020-01-01T20:39:05.398272923</dc:date>
    <meta:editing-duration>PT38M41S</meta:editing-duration>
    <meta:editing-cycles>4</meta:editing-cycles>
    <meta:generator>LibreOffice/6.0.7.3$Linux_X86_64 LibreOffice_project/00m0$Build-3</meta:generator>
    <meta:document-statistic meta:table-count="0" meta:image-count="0" meta:object-count="0" meta:page-count="2" meta:paragraph-count="14" meta:word-count="437" meta:character-count="2998" meta:non-whitespace-character-count="2566"/>
  </office:meta>
</office:document-meta>
</file>